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66cm" fo:margin-left="-0.312cm" fo:margin-right="-0.014cm" fo:margin-top="0cm" fo:margin-bottom="0cm" table:align="margins" style:writing-mode="lr-tb"/>
    </style:style>
    <style:style style:name="Tabela1.A" style:family="table-column">
      <style:table-column-properties style:column-width="5.339cm" style:rel-column-width="22478*"/>
    </style:style>
    <style:style style:name="Tabela1.B" style:family="table-column">
      <style:table-column-properties style:column-width="10.227cm" style:rel-column-width="43057*"/>
    </style:style>
    <style:style style:name="Tabela1.1" style:family="table-row">
      <style:table-row-properties style:min-row-height="0.111cm" style:keep-together="false" fo:keep-together="always"/>
    </style:style>
    <style:style style:name="Tabela1.A1" style:family="table-cell">
      <style:table-cell-properties fo:background-color="#cccccc" fo:padding-left="0.086cm" fo:padding-right="0.095cm" fo:padding-top="0cm" fo:padding-bottom="0cm" fo:border="0.018cm solid #00000a">
        <style:background-image/>
      </style:table-cell-properties>
    </style:style>
    <style:style style:name="Tabela1.B1" style:family="table-cell">
      <style:table-cell-properties fo:background-color="#ffffff" fo:padding-left="0.086cm" fo:padding-right="0.095cm" fo:padding-top="0cm" fo:padding-bottom="0cm" fo:border="0.018cm solid #00000a">
        <style:background-image/>
      </style:table-cell-properties>
    </style:style>
    <style:style style:name="Tabela1.2" style:family="table-row">
      <style:table-row-properties style:min-row-height="0.552cm" style:keep-together="false" fo:keep-together="always"/>
    </style:style>
    <style:style style:name="Tabela1.4" style:family="table-row">
      <style:table-row-properties style:min-row-height="0.309cm" style:keep-together="false" fo:keep-together="always"/>
    </style:style>
    <style:style style:name="Tabela1.5" style:family="table-row">
      <style:table-row-properties style:min-row-height="4.401cm" style:keep-together="false" fo:keep-together="always"/>
    </style:style>
    <style:style style:name="Tabela1.6" style:family="table-row">
      <style:table-row-properties style:min-row-height="1.041cm" style:keep-together="false" fo:keep-together="always"/>
    </style:style>
    <style:style style:name="Tabela1.A7" style:family="table-cell">
      <style:table-cell-properties fo:background-color="#cccccc" fo:padding-left="0.086cm" fo:padding-right="0.095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1.B7" style:family="table-cell">
      <style:table-cell-properties fo:background-color="#ffffff" fo:padding-left="0.086cm" fo:padding-right="0.095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1.9" style:family="table-row">
      <style:table-row-properties style:min-row-height="0.002cm" style:keep-together="false" fo:keep-together="always"/>
    </style:style>
    <style:style style:name="Tabela1.15" style:family="table-row">
      <style:table-row-properties style:min-row-height="0.586cm" style:keep-together="false" fo:keep-together="always"/>
    </style:style>
    <style:style style:name="Tabela1.16" style:family="table-row">
      <style:table-row-properties style:min-row-height="3.886cm" style:keep-together="false" fo:keep-together="always"/>
    </style:style>
    <style:style style:name="P1" style:family="paragraph" style:parent-style-name="Standard">
      <style:paragraph-properties fo:line-height="0.487cm"/>
      <style:text-properties fo:color="#00000a" style:font-name="Times New Roman" fo:font-size="12pt" fo:language="pt" fo:country="BR" fo:font-weight="normal" style:font-name-asian="Calibri1" style:font-size-asian="12pt" style:font-weight-asian="normal" style:font-name-complex="Times New Roman1" style:font-size-complex="12pt" style:font-weight-complex="normal"/>
    </style:style>
    <style:style style:name="P2" style:family="paragraph" style:parent-style-name="Standard">
      <style:paragraph-properties fo:line-height="0.487cm"/>
      <style:text-properties fo:color="#00000a" style:font-name="Times New Roman" fo:font-size="10pt" fo:language="pt" fo:country="BR" fo:font-weight="bold" style:font-name-asian="Calibri1" style:font-size-asian="10pt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line-height="0.487cm"/>
      <style:text-properties fo:color="#00000a" style:font-name="Calibri" fo:font-weight="bold" style:font-name-asian="Calibri1" style:font-weight-asian="bold" style:font-name-complex="Calibri1"/>
    </style:style>
    <style:style style:name="P4" style:family="paragraph" style:parent-style-name="Standard">
      <style:paragraph-properties fo:margin-top="0cm" fo:margin-bottom="0cm" fo:line-height="0.423cm"/>
      <style:text-properties fo:color="#00000a" fo:language="pt" fo:country="BR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Calibri1" style:font-size-complex="12pt" style:font-weight-complex="bold"/>
    </style:style>
    <style:style style:name="P7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style:font-name-asian="Calibri1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normal" style:font-name-asian="Calibri1" style:font-size-asian="12pt" style:font-weight-asian="normal" style:font-name-complex="Calibri1" style:font-size-complex="12pt" style:font-weight-complex="normal"/>
    </style:style>
    <style:style style:name="P11" style:family="paragraph" style:parent-style-name="Standard">
      <style:paragraph-properties fo:margin-top="0cm" fo:margin-bottom="0cm" fo:line-height="0.423cm"/>
      <style:text-properties fo:color="#00000a" style:font-name="Times New Roman" fo:font-size="12pt" style:font-name-asian="Calibri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fo:line-height="0.423cm"/>
      <style:text-properties fo:color="#00000a" style:font-name="Times New Roman" fo:font-size="12pt" fo:font-weight="bold" style:font-name-asian="Calibri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fo:line-height="0.423cm"/>
      <style:text-properties fo:color="#00000a" fo:font-weight="bold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cm" fo:margin-bottom="0cm" fo:line-height="0.423cm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top="0cm" fo:margin-bottom="0cm" fo:line-height="0.423cm"/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fo:line-height="0.423cm"/>
      <style:text-properties style:font-name="Times New Roman" fo:font-size="12pt" fo:language="pt" fo:country="BR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top="0cm" fo:margin-bottom="0cm" fo:line-height="0.423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fo:line-height="0.423cm"/>
    </style:style>
    <style:style style:name="P21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a"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/>
    </style:style>
    <style:style style:name="P24" style:family="paragraph" style:parent-style-name="Standard" style:list-style-name="L1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5" style:family="paragraph" style:parent-style-name="Standard" style:list-style-name="L1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T1" style:family="text">
      <style:text-properties fo:color="#00000a" fo:language="pt" fo:country="BR" fo:font-weight="bold" style:font-name-asian="Times New Roman1" style:language-asian="pt" style:country-asian="BR" style:font-weight-asian="bold" style:font-name-complex="Times New Roman1" style:font-weight-complex="bold"/>
    </style:style>
    <style:style style:name="T2" style:family="text">
      <style:text-properties fo:color="#00000a" fo:language="pt" fo:country="BR" fo:font-weight="bold" style:font-name-asian="Calibri1" style:font-weight-asian="bold" style:font-name-complex="Times New Roman1" style:font-weight-complex="bold"/>
    </style:style>
    <style:style style:name="T3" style:family="text">
      <style:text-properties fo:color="#00000a" fo:language="pt" fo:country="BR" fo:font-weight="bold" style:font-name-asian="Calibri1" style:font-weight-asian="bold" style:font-name-complex="Calibri1" style:font-weight-complex="bold"/>
    </style:style>
    <style:style style:name="T4" style:family="text">
      <style:text-properties fo:color="#00000a" fo:language="pt" fo:country="BR" style:font-name-asian="Calibri1" style:font-name-complex="Times New Roman1"/>
    </style:style>
    <style:style style:name="T5" style:family="text">
      <style:text-properties fo:color="#00000a" fo:language="pt" fo:country="BR" style:font-name-asian="Calibri1" style:font-name-complex="Calibri1"/>
    </style:style>
    <style:style style:name="T6" style:family="text">
      <style:text-properties fo:color="#00000a" fo:language="pt" fo:country="BR" fo:font-weight="normal" style:font-name-asian="Times New Roman1" style:language-asian="pt" style:country-asian="BR" style:font-weight-asian="normal" style:font-name-complex="Times New Roman1" style:font-weight-complex="normal"/>
    </style:style>
    <style:style style:name="T7" style:family="text">
      <style:text-properties fo:color="#00000a" fo:language="pt" fo:country="BR" fo:font-weight="normal" style:font-name-asian="Calibri1" style:font-weight-asian="normal" style:font-name-complex="Calibri1" style:font-weight-complex="normal"/>
    </style:style>
    <style:style style:name="T8" style:family="text">
      <style:text-properties fo:color="#00000a" fo:language="pt" fo:country="BR" style:font-name-asian="Times New Roman1" style:language-asian="pt" style:country-asian="BR" style:font-name-complex="Times New Roman1"/>
    </style:style>
    <style:style style:name="T9" style:family="text">
      <style:text-properties fo:color="#00000a" style:font-name="Times New Roman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T10" style:family="text">
      <style:text-properties fo:color="#00000a" style:font-name="Times New Roman" fo:font-size="12pt" fo:language="pt" fo:country="BR" style:font-name-asian="Times New Roman" style:font-size-asian="12pt" style:language-asian="pt" style:country-asian="BR" style:font-name-complex="Times New Roman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" fo:font-weight="bold" style:font-name-asian="Times New Roman" style:language-asian="pt" style:country-asian="BR" style:font-weight-asian="bold" style:font-name-complex="Times New Roman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Times New Roman" style:language-asian="pt" style:country-asian="BR" style:font-weight-asian="normal" style:font-name-complex="Times New Roman" style:font-weight-complex="normal"/>
    </style:style>
    <style:style style:name="T15" style:family="text">
      <style:text-properties style:font-name-asian="Times New Roman" style:language-asian="pt" style:country-asian="BR" style:font-name-complex="Times New Roma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Nome do Caso de Uso</text:p>
          </table:table-cell>
          <table:table-cell table:style-name="Tabela1.B1" office:value-type="string">
            <text:p text:style-name="P5">RF002 – Cadastrar Usuário</text:p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13">Resumo (Objetivo)</text:p>
          </table:table-cell>
          <table:table-cell table:style-name="Tabela1.B1" office:value-type="string">
            <text:p text:style-name="P8">Funcionalidade que permite um usuário cadastrar-se no sistema para ter acesso aos recursos disponíveis somente para usuários autenticados.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3">Atores Primários</text:p>
          </table:table-cell>
          <table:table-cell table:style-name="Tabela1.B1" office:value-type="string">
            <text:p text:style-name="P17">Visitante (não-autenticado), Administrador</text:p>
            <text:p text:style-name="P17"/>
          </table:table-cell>
        </table:table-row>
        <table:table-row table:style-name="Tabela1.4">
          <table:table-cell table:style-name="Tabela1.A1" office:value-type="string">
            <text:p text:style-name="P13">Pré-condições</text:p>
          </table:table-cell>
          <table:table-cell table:style-name="Tabela1.B1" office:value-type="string">
            <text:p text:style-name="P11"/>
            <text:p text:style-name="P11"/>
          </table:table-cell>
        </table:table-row>
        <table:table-row table:style-name="Tabela1.5">
          <table:table-cell table:style-name="Tabela1.A1" office:value-type="string">
            <text:p text:style-name="P13">Fluxo Principal</text:p>
          </table:table-cell>
          <table:table-cell table:style-name="Tabela1.B1" office:value-type="string">
            <text:list xml:id="list7810125069632749425" text:style-name="L1">
              <text:list-header>
                <text:p text:style-name="P24"><text:span text:style-name="T2">P1. </text:span><text:span text:style-name="T4">O ator ingressa no sistema;</text:span></text:p>
                <text:p text:style-name="P24"><text:span text:style-name="T2">P2. </text:span><text:span text:style-name="T4">O ator acessa a opção cadastrar conta (Cadastrar-se);</text:span></text:p>
                <text:p text:style-name="P24"><text:span text:style-name="T11">P3.</text:span> O sistema abre uma tela com um formulário para preenchimento do visitante, <text:span text:style-name="T12">conforme RN 1.1.</text:span></text:p>
                <text:p text:style-name="P24"><text:span text:style-name="T11">P4.</text:span> O ator preenche os dados no formulário.</text:p>
                <text:p text:style-name="P24"><text:span text:style-name="T11">P5.</text:span> O ator clica no opção enviar;</text:p>
                <text:p text:style-name="P24"><text:span text:style-name="T11">P6.</text:span> O sistema valida os dados;</text:p>
                <text:p text:style-name="P24"><text:span text:style-name="T11">P7. </text:span>O sistema grava os dados;</text:p>
                <text:p text:style-name="P25">P8. <text:span text:style-name="T13">O sistema envia um email de confirmação para o usuário.</text:span></text:p>
                <text:p text:style-name="P24"><text:span text:style-name="T11">P9.</text:span> O sistema fecha o formulário de cadastro.</text:p>
                <text:p text:style-name="P24"><text:span text:style-name="T11">P10. </text:span>O sistema exibe uma mensagem “Um email de confirmação foi enviado para email informado”.</text:p>
                <text:p text:style-name="P25">P11. <text:span text:style-name="T13">O Ator acessa o endereço de email.</text:span></text:p>
                <text:p text:style-name="P25">P12. <text:span text:style-name="T13">O Ator acessa o link no corpo do email com o link de acesso para página de confirmação do email.</text:span></text:p>
                <text:p text:style-name="P25">P13. <text:span text:style-name="T13">O Ator insere o código recebido por email no campo de confirmação de email.</text:span></text:p>
                <text:p text:style-name="P25">P14. <text:span text:style-name="T13">O sistema valida o código inserido pelo usuário.</text:span></text:p>
                <text:p text:style-name="P25">P15. <text:span text:style-name="T13">O sistema grava a requisição para criação do cadastro.</text:span></text:p>
                <text:p text:style-name="P25">P16.<text:span text:style-name="T13"> O sistema exibe uma mensagem “Email confirmado com sucesso, aguarde a resposta a sua requisição pelo administrador.</text:span></text:p>
                <text:p text:style-name="P25">P17. <text:span text:style-name="T13">O ator retorna para o página inicial do sistema a partir do botão “Home”.</text:span></text:p>
                <text:p text:style-name="P24"/>
              </text:list-header>
            </text:list>
          </table:table-cell>
        </table:table-row>
        <table:table-row table:style-name="Tabela1.6">
          <table:table-cell table:style-name="Tabela1.A1" office:value-type="string">
            <text:p text:style-name="P23">Fluxo Alternativo 01: a partir do Passo P4 – Cancelamento do cadastro.</text:p>
            <text:p text:style-name="P23"/>
          </table:table-cell>
          <table:table-cell table:style-name="Tabela1.B1" office:value-type="string">
            <text:p text:style-name="P14"><text:span text:style-name="T1">a)</text:span><text:span text:style-name="T6">O sistema fecha o formulário de cadastro.</text:span></text:p>
            <text:p text:style-name="P14"><text:span text:style-name="T1">b)</text:span><text:span text:style-name="T6">O ator volta para o estado original </text:span><text:span text:style-name="T1">P1.</text:span></text:p>
          </table:table-cell>
        </table:table-row>
        <table:table-row table:style-name="Tabela1.6">
          <table:table-cell table:style-name="Tabela1.A7" office:value-type="string">
            <text:p text:style-name="P22">Fluxo Alternativo 02: a partir do P6 – </text:p>
            <text:p text:style-name="P22">Informações inválidas.</text:p>
          </table:table-cell>
          <table:table-cell table:style-name="Tabela1.B7" office:value-type="string">
            <text:p text:style-name="P15">a)<text:span text:style-name="T13">O sistema fecha o formulário de cadastro.</text:span></text:p>
            <text:p text:style-name="P15">b)<text:span text:style-name="T14">O sistema mostra uma mensagem com os erros de validações de todos os campos incorretos.</text:span></text:p>
            <text:p text:style-name="P15"><text:span text:style-name="T15">c)</text:span><text:span text:style-name="T14">O sistema retorna para o </text:span><text:span text:style-name="T15">P1.</text:span></text:p>
            <text:p text:style-name="P16"/>
          </table:table-cell>
        </table:table-row>
        <table:table-row table:style-name="Tabela1.6">
          <table:table-cell table:style-name="Tabela1.A7" office:value-type="string">
            <text:p text:style-name="P22">Fluxo Alternativo 03: a partir do P13 – </text:p>
            <text:p text:style-name="P22">Código inválido ou Confirmado anteriormente.</text:p>
          </table:table-cell>
          <table:table-cell table:style-name="Tabela1.B7" office:value-type="string">
            <text:p text:style-name="P14"><text:span text:style-name="T1">a)</text:span><text:span text:style-name="T6">O sistema exibe a mensagem “Código inserido inválido” ou a mensagem “O e-mail já foi confirmado” caso o código inserido tenha sido confirmado anteriormente.</text:span></text:p>
            <text:p text:style-name="P15"><text:span text:style-name="T8">b)</text:span><text:span text:style-name="T6">O ator volta para o </text:span><text:span text:style-name="T8">P13.</text:span></text:p>
            <text:p text:style-name="P16"/>
          </table:table-cell>
        </table:table-row>
        <table:table-row table:style-name="Tabela1.9">
          <table:table-cell table:style-name="Tabela1.A1" office:value-type="string">
            <text:p text:style-name="P7">Pós-condições</text:p>
          </table:table-cell>
          <table:table-cell table:style-name="Tabela1.B1" office:value-type="string">
            <text:p text:style-name="P9">O ator ter confirmado o e-mail preenchido no formulário.</text:p>
            <text:p text:style-name="P9"/>
          </table:table-cell>
        </table:table-row>
        <text:soft-page-break/>
        <table:table-row table:style-name="Tabela1.9">
          <table:table-cell table:style-name="Tabela1.A1" office:value-type="string">
            <text:p text:style-name="P4">Regras de Negócio</text:p>
          </table:table-cell>
          <table:table-cell table:style-name="Tabela1.B1" office:value-type="string">
            <text:p text:style-name="P21"><text:span text:style-name="T9">RN 1.1 (Dados do Usuário): N</text:span><text:span text:style-name="T10">ome, Data de Nascimento, <text:s/>Rg, Cpf, Currículo Lattes, Sexo, Profissão, Email, Instituição, Grau de Instrução, Estado, Cidade, Áreas de Interesse, Descrição.</text:span></text:p>
          </table:table-cell>
        </table:table-row>
        <table:table-row table:style-name="Tabela1.9">
          <table:table-cell table:style-name="Tabela1.A1" office:value-type="string">
            <text:p text:style-name="P4">Requisitos Não Funcionais</text:p>
          </table:table-cell>
          <table:table-cell table:style-name="Tabela1.B1" office:value-type="string">
            <text:p text:style-name="P18">Após a confirmação do e-mail o visitante recebe uma notificação via e-mail para confirmação de requisição de cadastro.</text:p>
          </table:table-cell>
        </table:table-row>
        <table:table-row table:style-name="Tabela1.9">
          <table:table-cell table:style-name="Tabela1.A1" office:value-type="string">
            <text:p text:style-name="P13">Autor</text:p>
          </table:table-cell>
          <table:table-cell table:style-name="Tabela1.B1" office:value-type="string">
            <text:p text:style-name="P5">Everton Quadros, </text:p>
            <text:p text:style-name="P5">Tatiane da Silva Moreira <text:span text:style-name="T13">(Crédito Versão Original)</text:span></text:p>
          </table:table-cell>
        </table:table-row>
        <table:table-row table:style-name="Tabela1.9">
          <table:table-cell table:style-name="Tabela1.A1" office:value-type="string">
            <text:p text:style-name="P13">Data</text:p>
          </table:table-cell>
          <table:table-cell table:style-name="Tabela1.B1" office:value-type="string">
            <text:p text:style-name="P12">03/07/16</text:p>
            <text:p text:style-name="P12">19/10/16 – Refinamento</text:p>
          </table:table-cell>
        </table:table-row>
        <table:table-row table:style-name="Tabela1.9">
          <table:table-cell table:style-name="Tabela1.A1" office:value-type="string">
            <text:p text:style-name="P13">Regras de Validação</text:p>
          </table:table-cell>
          <table:table-cell table:style-name="Tabela1.B1" office:value-type="string">
            <text:p text:style-name="P6">Campos Obrigatórios:</text:p>
            <text:p text:style-name="P6">-Nome: <text:span text:style-name="T13">Campo tipo texto. Apenas caracteres e espaços.</text:span></text:p>
            <text:p text:style-name="P6"><text:span text:style-name="T13">-</text:span>Data de Nascimento: <text:span text:style-name="T13">Campo numérico, Deverá seguir o modelo XX-XX-XXXX, data mínima até 8 anos antes de data atual e máximo até 90 anos antes da data atual.</text:span> </text:p>
            <text:p text:style-name="P15"><text:span text:style-name="T5">-CPF:</text:span><text:span text:style-name="T7"> Campo tipo alfanumérico. Deverá seguir o modelo <text:s text:c="3"/>XXX.XXX.XXX-XX (deve ter 14 dígitos sendo 11 alfanumérico e 3 mascaras). Único.</text:span></text:p>
            <text:p text:style-name="P15"><text:span text:style-name="T5">-RG: </text:span><text:span text:style-name="T7">Campo tipo numérico. Com até 12 dígitos. Único </text:span></text:p>
            <text:p text:style-name="P15"><text:span text:style-name="T7">-</text:span><text:span text:style-name="T5">Sexo:</text:span><text:span text:style-name="T7"> Botão de seleção com as opções: Masculino e Feminino.</text:span></text:p>
            <text:p text:style-name="P15"><text:span text:style-name="T7">-</text:span><text:span text:style-name="T5">Profissão:</text:span><text:span text:style-name="T7"> Caixa de opções, deve ser escolhido. </text:span></text:p>
            <text:p text:style-name="P15"><text:span text:style-name="T7">-</text:span><text:span text:style-name="T5">Email:</text:span><text:span text:style-name="T7"> Campo do tipo alfanumérico. Deverá conter campo tipo texto 1 símbolo @, conter um ponto (.). Único.</text:span></text:p>
            <text:p text:style-name="P15"><text:span text:style-name="T7">-</text:span><text:span text:style-name="T5">Instituição:</text:span><text:span text:style-name="T7"> Caixa de seleção deve ser escolhido.</text:span></text:p>
            <text:p text:style-name="P15"><text:span text:style-name="T7">-</text:span><text:span text:style-name="T5">Grau de Instrução:</text:span><text:span text:style-name="T7"> Caixa de seleção <text:s/>deve ser escolhido.</text:span></text:p>
            <text:p text:style-name="P15"><text:span text:style-name="T7">-</text:span><text:span text:style-name="T5">Estado: </text:span><text:span text:style-name="T7">Caixa de seleção deve ser escolhido.</text:span></text:p>
            <text:p text:style-name="P19"><text:span text:style-name="T5">-</text:span><text:span text:style-name="T3">Cidade:</text:span><text:span text:style-name="T5"> Caixa de seleção dinâmica, é preenchida conforme o estado escolhido, deve ser selecionada a cidade dentre as opções da caixa.</text:span></text:p>
            <text:p text:style-name="P14"><text:span text:style-name="T7">-</text:span><text:span text:style-name="T3">Áreas de Interesse:</text:span><text:span text:style-name="T7"> Deve ser selecionada pelo menos uma área dentre as opções exibidas.</text:span></text:p>
            <text:p text:style-name="P10"/>
            <text:p text:style-name="P6">Campos Opcionais:</text:p>
            <text:p text:style-name="P15"><text:span text:style-name="T5">-Currículo Lattes: </text:span><text:span text:style-name="T7">Campo alfanumérico, se preenchido deve conter um link válido Lattes.</text:span></text:p>
            <text:p text:style-name="P15"><text:span text:style-name="T5">-Descrição: </text:span><text:span text:style-name="T7">tipo texto, Alfanumérico, com breve descrição <text:s/>do usuário.</text:span></text:p>
            <text:p text:style-name="P10"/>
          </table:table-cell>
        </table:table-row>
        <table:table-row table:style-name="Tabela1.15">
          <table:table-cell table:style-name="Tabela1.A1" office:value-type="string">
            <text:p text:style-name="P3">Entidades Participantes</text:p>
          </table:table-cell>
          <table:table-cell table:style-name="Tabela1.B1" office:value-type="string">
            <text:p text:style-name="P2">Usuario, Estado, Cidade</text:p>
          </table:table-cell>
        </table:table-row>
        <table:table-row table:style-name="Tabela1.16">
          <table:table-cell table:style-name="Tabela1.A1" office:value-type="string">
            <text:p text:style-name="P3">Observações</text:p>
          </table:table-cell>
          <table:table-cell table:style-name="Tabela1.B1" office:value-type="string">
            <text:p text:style-name="P1">Campos marcados como Únicos: Estão sujeitos a verificação do sistema para possíveis registros anteriores com estes dados.</text:p>
            <text:p text:style-name="P1">A análise do cadastro será feita pelo administrador que <text:s/>analisará os dados preenchidos pelo usuário e notificará da decisão. Um currículo Lattes válido é obrigatório para promoções de cadastro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font-name-asian="SimSun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text-align="start" style:justify-single-word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size-complex="10.5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me</meta:initial-creator>
    <dc:creator>Notreve Sordauq</dc:creator>
    <meta:editing-cycles>22</meta:editing-cycles>
    <meta:creation-date>2016-07-04T17:23:00</meta:creation-date>
    <dc:date>2016-10-21T23:05:40.93</dc:date>
    <meta:editing-duration>PT6H46M10S</meta:editing-duration>
    <meta:generator>OpenOffice/4.1.2$Win32 OpenOffice.org_project/412m3$Build-9782</meta:generator>
    <meta:document-statistic meta:table-count="1" meta:image-count="0" meta:object-count="0" meta:page-count="2" meta:paragraph-count="71" meta:word-count="646" meta:character-count="40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